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
      <style:text-properties fo:language="es" fo:country="AR" fo:font-style="normal" style:font-style-asian="normal" style:font-style-complex="normal"/>
    </style:style>
    <style:style style:name="P2" style:family="paragraph" style:parent-style-name="Text_20_body">
      <style:text-properties fo:language="es" fo:country="AR"/>
    </style:style>
    <style:style style:name="P3" style:family="paragraph" style:parent-style-name="Text_20_body">
      <style:paragraph-properties fo:margin-left="0cm" fo:margin-right="0cm" fo:text-indent="0cm" style:auto-text-indent="false"/>
    </style:style>
    <style:style style:name="P4" style:family="paragraph" style:parent-style-name="Title">
      <style:text-properties fo:language="es" fo:country="AR" style:text-underline-style="solid" style:text-underline-width="auto" style:text-underline-color="font-color"/>
    </style:style>
    <style:style style:name="T1" style:family="text">
      <style:text-properties fo:language="es" fo:country="A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No Silver Bullet</text:p>
      <text:p text:style-name="P1">Concepto:</text:p>
      <text:p text:style-name="P3"><text:span text:style-name="T1"><text:tab/>La idea detras de esa frase abarca el pensar que hay alguna solucion rapida que nos permita salir de las dificultades que se nos presentan en el desarrollo de algun proyecto de software. Brooks pone como ejemplo los hombres lobos, seres que parecen ser seres humanos tranquilos y normales, pero pasan a ser un monstruo. Para eso la solucion es una bala de plata que permita eliminar al montruo de manera rapida y sencilla. Esa bala de plata no existe para el desarrollo de los proyectos de software, aunque muchos la buscan continuamente.</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_20_body_20_indent" style:display-name="Text body indent" style:family="paragraph" style:parent-style-name="Text_20_body" style:class="text">
      <style:paragraph-properties fo:margin="100%" fo:margin-left="0.499cm" fo:margin-right="0cm" fo:text-indent="0cm" style:auto-text-indent="fals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29T20:08:12</meta:creation-date>
    <dc:date>2012-08-29T20:22:40</dc:date>
    <meta:editing-duration>P0D</meta:editing-duration>
    <meta:editing-cycles>1</meta:editing-cycles>
    <meta:document-statistic meta:table-count="0" meta:image-count="0" meta:object-count="0" meta:page-count="1" meta:paragraph-count="3" meta:word-count="97" meta:character-count="564" meta:non-whitespace-character-count="469"/>
    <meta:generator>LibreOffice/3.5$Linux_X86_64 LibreOffice_project/350m1$Build-2</meta:generator>
  </office:meta>
</office:document-meta>
</file>